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6729in" style:rel-column-width="16383*"/>
    </style:style>
    <style:style style:name="Tabela1.D" style:family="table-column">
      <style:table-column-properties style:column-width="1.6736in" style:rel-column-width="16386*"/>
    </style:style>
    <style:style style:name="Tabela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a1.D1" style:family="table-cell">
      <style:table-cell-properties fo:background-color="#b2b2b2" fo:padding="0.0382in" fo:border="0.05pt solid #000000">
        <style:background-image/>
      </style:table-cell-properties>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none" fo:border-top="none" fo:border-bottom="0.05pt solid #000000"/>
    </style:style>
    <style:style style:name="Tabela1.C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1.A3" style:family="table-cell">
      <style:table-cell-properties fo:padding="0.0382in" fo:border-left="0.05pt solid #000000" fo:border-right="none" fo:border-top="none" fo:border-bottom="0.05pt solid #000000"/>
    </style:style>
    <style:style style:name="Tabela1.B3" style:family="table-cell">
      <style:table-cell-properties fo:padding="0.0382in" fo:border-left="0.05pt solid #000000" fo:border-right="none" fo:border-top="none" fo:border-bottom="0.05pt solid #000000"/>
    </style:style>
    <style:style style:name="Tabela1.C3" style:family="table-cell">
      <style:table-cell-properties fo:padding="0.0382in" fo:border-left="0.05pt solid #000000" fo:border-right="none" fo:border-top="none" fo:border-bottom="0.05pt solid #000000"/>
    </style:style>
    <style:style style:name="Tabela1.D3"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margin-left="1.6118in" fo:margin-right="0.0126in" fo:margin-top="0.0091in" fo:margin-bottom="0in" loext:contextual-spacing="false" fo:text-align="end" style:justify-single-word="false" fo:text-indent="0.3929in" style:auto-text-indent="false"/>
      <style:text-properties fo:color="#00000a" style:font-name="Arial" fo:font-size="10pt" fo:language="pt" fo:country="BR" officeooo:paragraph-rsid="00095f75" style:font-size-asian="10pt"/>
    </style:style>
    <style:style style:name="P2" style:family="paragraph" style:parent-style-name="Text_20_body">
      <style:text-properties officeooo:rsid="000a643e" officeooo:paragraph-rsid="000a643e"/>
    </style:style>
    <style:style style:name="P3" style:family="paragraph" style:parent-style-name="Text_20_body">
      <style:text-properties officeooo:rsid="001cc38a" officeooo:paragraph-rsid="001cc38a"/>
    </style:style>
    <style:style style:name="P4" style:family="paragraph" style:parent-style-name="Standard">
      <style:paragraph-properties fo:text-align="center" style:justify-single-word="false"/>
      <style:text-properties officeooo:rsid="00095f75" officeooo:paragraph-rsid="00095f75"/>
    </style:style>
    <style:style style:name="P5" style:family="paragraph" style:parent-style-name="Standard">
      <style:paragraph-properties fo:text-align="center" style:justify-single-word="false"/>
      <style:text-properties style:font-name="Arial3" fo:font-size="14pt" fo:font-weight="bold" officeooo:rsid="00095f75" officeooo:paragraph-rsid="00095f75" style:font-size-asian="14pt" style:font-weight-asian="bold" style:font-size-complex="14pt" style:font-weight-complex="bold"/>
    </style:style>
    <style:style style:name="P6" style:family="paragraph" style:parent-style-name="Standard">
      <style:text-properties officeooo:paragraph-rsid="00095f75"/>
    </style:style>
    <style:style style:name="P7" style:family="paragraph" style:parent-style-name="Standard">
      <style:paragraph-properties fo:text-align="center" style:justify-single-word="false"/>
      <style:text-properties officeooo:paragraph-rsid="00095f75"/>
    </style:style>
    <style:style style:name="P8" style:family="paragraph" style:parent-style-name="Standard">
      <style:paragraph-properties fo:text-align="end" style:justify-single-word="false" fo:break-before="page"/>
      <style:text-properties style:font-name="Arial3" fo:font-size="14pt" fo:font-weight="bold" officeooo:rsid="00095f75" officeooo:paragraph-rsid="00095f75"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Arial3" fo:font-size="11pt" fo:font-weight="bold" officeooo:rsid="00095f75" officeooo:paragraph-rsid="00095f75"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style:font-name="Times New Roman" fo:font-size="10pt" style:font-size-asian="10pt" style:font-size-complex="10pt"/>
    </style:style>
    <style:style style:name="P11" style:family="paragraph" style:parent-style-name="Table_20_Contents">
      <style:paragraph-properties fo:text-align="center" style:justify-single-word="false"/>
      <style:text-properties style:font-name="Times New Roman" fo:font-size="10pt" officeooo:rsid="00095f75" officeooo:paragraph-rsid="00095f75" style:font-size-asian="10pt" style:font-size-complex="10pt"/>
    </style:style>
    <style:style style:name="P12" style:family="paragraph" style:parent-style-name="Heading_20_2">
      <style:text-properties officeooo:rsid="00316318" officeooo:paragraph-rsid="00316318"/>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master-page-name="Standard">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64e7b" officeooo:paragraph-rsid="00164e7b"/>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RF" style:list-style-name="L2">
      <style:paragraph-properties fo:text-align="center" style:justify-single-word="false"/>
      <style:text-properties officeooo:rsid="0026e31d" officeooo:paragraph-rsid="0026e31d"/>
    </style:style>
    <style:style style:name="P20" style:family="paragraph" style:parent-style-name="RF" style:list-style-name="L3">
      <style:paragraph-properties fo:text-align="center" style:justify-single-word="false"/>
      <style:text-properties officeooo:rsid="0026e31d" officeooo:paragraph-rsid="0026e31d"/>
    </style:style>
    <style:style style:name="P21" style:family="paragraph" style:parent-style-name="RF" style:list-style-name="L3">
      <style:paragraph-properties fo:text-align="center" style:justify-single-word="false"/>
      <style:text-properties officeooo:rsid="00281e3e" officeooo:paragraph-rsid="00281e3e"/>
    </style:style>
    <style:style style:name="P22" style:family="paragraph" style:parent-style-name="RF" style:list-style-name="L3">
      <style:paragraph-properties fo:text-align="center" style:justify-single-word="false"/>
      <style:text-properties officeooo:rsid="002a71b9" officeooo:paragraph-rsid="002a71b9"/>
    </style:style>
    <style:style style:name="P23" style:family="paragraph" style:parent-style-name="RF" style:list-style-name="L3">
      <style:paragraph-properties fo:text-align="center" style:justify-single-word="false"/>
      <style:text-properties officeooo:rsid="002c6c4f" officeooo:paragraph-rsid="002c6c4f"/>
    </style:style>
    <style:style style:name="P24" style:family="paragraph" style:parent-style-name="RF" style:list-style-name="L3">
      <style:paragraph-properties fo:text-align="center" style:justify-single-word="false"/>
      <style:text-properties officeooo:rsid="002c8c33" officeooo:paragraph-rsid="002c8c33"/>
    </style:style>
    <style:style style:name="P25" style:family="paragraph" style:parent-style-name="RF" style:list-style-name="L3">
      <style:paragraph-properties fo:text-align="center" style:justify-single-word="false"/>
      <style:text-properties officeooo:rsid="002f2bbb" officeooo:paragraph-rsid="002f2bbb"/>
    </style:style>
    <style:style style:name="P26" style:family="paragraph" style:parent-style-name="RF" style:list-style-name="L3">
      <style:paragraph-properties fo:text-align="center" style:justify-single-word="false"/>
      <style:text-properties officeooo:rsid="0030b6c7" officeooo:paragraph-rsid="0030b6c7"/>
    </style:style>
    <style:style style:name="P27" style:family="paragraph" style:parent-style-name="RF" style:list-style-name="L3">
      <style:paragraph-properties fo:text-align="center" style:justify-single-word="false"/>
      <style:text-properties officeooo:rsid="00316318" officeooo:paragraph-rsid="00316318"/>
    </style:style>
    <style:style style:name="P28" style:family="paragraph" style:parent-style-name="RF" style:list-style-name="L3">
      <style:paragraph-properties fo:text-align="center" style:justify-single-word="false"/>
      <style:text-properties officeooo:rsid="003325c3" officeooo:paragraph-rsid="003325c3"/>
    </style:style>
    <style:style style:name="P29" style:family="paragraph" style:parent-style-name="Contents_20_3">
      <style:paragraph-properties>
        <style:tab-stops>
          <style:tab-stop style:position="6.6929in" style:type="right" style:leader-style="dotted" style:leader-text="."/>
        </style:tab-stops>
      </style:paragraph-properties>
    </style:style>
    <style:style style:name="P30" style:family="paragraph" style:parent-style-name="RNF" style:list-style-name="L4">
      <style:paragraph-properties fo:text-align="center" style:justify-single-word="false"/>
      <style:text-properties officeooo:rsid="00340f99" officeooo:paragraph-rsid="00340f99"/>
    </style:style>
    <style:style style:name="P31" style:family="paragraph" style:parent-style-name="RNF" style:list-style-name="L5">
      <style:paragraph-properties fo:text-align="center" style:justify-single-word="false"/>
      <style:text-properties officeooo:rsid="00340f99" officeooo:paragraph-rsid="00340f99"/>
    </style:style>
    <style:style style:name="P32" style:family="paragraph" style:parent-style-name="RNF" style:list-style-name="L5">
      <style:paragraph-properties fo:text-align="center" style:justify-single-word="false"/>
      <style:text-properties officeooo:rsid="0034e827" officeooo:paragraph-rsid="0034e827"/>
    </style:style>
    <style:style style:name="P33" style:family="paragraph" style:parent-style-name="Standard" style:master-page-name="First_20_Page">
      <style:paragraph-properties style:page-number="auto"/>
    </style:style>
    <style:style style:name="P34" style:family="paragraph" style:parent-style-name="Standard">
      <style:text-properties style:font-name="Liberation Serif" fo:font-size="12pt"/>
    </style:style>
    <style:style style:name="P35" style:family="paragraph" style:parent-style-name="Standard">
      <style:paragraph-properties fo:text-align="center" style:justify-single-word="false"/>
      <style:text-properties style:font-name="Arial3" fo:font-size="14pt" fo:font-weight="normal" officeooo:rsid="00095f75" officeooo:paragraph-rsid="00095f75" style:font-size-asian="14pt" style:font-weight-asian="normal" style:font-size-complex="14pt" style:font-weight-complex="normal"/>
    </style:style>
    <style:style style:name="P36"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37" style:family="paragraph" style:parent-style-name="Text_20_body" style:list-style-name="L1">
      <style:text-properties officeooo:paragraph-rsid="0019da3f"/>
    </style:style>
    <style:style style:name="P38" style:family="paragraph" style:parent-style-name="Text_20_body">
      <style:text-properties officeooo:rsid="000a643e" officeooo:paragraph-rsid="000a643e"/>
    </style:style>
    <style:style style:name="P39" style:family="paragraph" style:parent-style-name="Text_20_body">
      <style:text-properties officeooo:rsid="001d471e" officeooo:paragraph-rsid="001d471e"/>
    </style:style>
    <style:style style:name="P40" style:family="paragraph" style:parent-style-name="Text_20_body" style:list-style-name="L6">
      <style:text-properties officeooo:rsid="00231bfd" officeooo:paragraph-rsid="00231bfd"/>
    </style:style>
    <style:style style:name="P41" style:family="paragraph" style:parent-style-name="Text_20_body">
      <style:text-properties officeooo:rsid="002423ab" officeooo:paragraph-rsid="002423ab"/>
    </style:style>
    <style:style style:name="P42" style:family="paragraph" style:parent-style-name="Text_20_body">
      <style:text-properties officeooo:paragraph-rsid="001cc38a"/>
    </style:style>
    <style:style style:name="P43" style:family="paragraph" style:parent-style-name="Text_20_body">
      <style:text-properties officeooo:paragraph-rsid="002423ab"/>
    </style:style>
    <style:style style:name="P44" style:family="paragraph" style:parent-style-name="Text_20_body">
      <style:text-properties officeooo:paragraph-rsid="001085f8"/>
    </style:style>
    <style:style style:name="P45" style:family="paragraph" style:parent-style-name="Text_20_body">
      <style:text-properties officeooo:paragraph-rsid="00164bd5"/>
    </style:style>
    <style:style style:name="P46" style:family="paragraph" style:parent-style-name="Text_20_body">
      <style:text-properties officeooo:paragraph-rsid="0026e31d"/>
    </style:style>
    <style:style style:name="P47" style:family="paragraph" style:parent-style-name="Text_20_body">
      <style:text-properties officeooo:paragraph-rsid="00295fa0"/>
    </style:style>
    <style:style style:name="P48" style:family="paragraph" style:parent-style-name="Text_20_body">
      <style:text-properties officeooo:paragraph-rsid="002a71b9"/>
    </style:style>
    <style:style style:name="P49" style:family="paragraph" style:parent-style-name="Text_20_body">
      <style:text-properties officeooo:paragraph-rsid="002c541c"/>
    </style:style>
    <style:style style:name="P50" style:family="paragraph" style:parent-style-name="Text_20_body">
      <style:text-properties officeooo:paragraph-rsid="002c6c4f"/>
    </style:style>
    <style:style style:name="P51" style:family="paragraph" style:parent-style-name="Text_20_body">
      <style:text-properties officeooo:paragraph-rsid="002c8c33"/>
    </style:style>
    <style:style style:name="P52" style:family="paragraph" style:parent-style-name="Text_20_body">
      <style:text-properties officeooo:paragraph-rsid="00316318"/>
    </style:style>
    <style:style style:name="P53" style:family="paragraph" style:parent-style-name="Text_20_body">
      <style:text-properties officeooo:rsid="00340f99" officeooo:paragraph-rsid="00340f99"/>
    </style:style>
    <style:style style:name="P54" style:family="paragraph" style:parent-style-name="Text_20_body">
      <style:text-properties officeooo:paragraph-rsid="00340f99"/>
    </style:style>
    <style:style style:name="P55" style:family="paragraph" style:parent-style-name="Text_20_body">
      <style:text-properties officeooo:rsid="0034e827" officeooo:paragraph-rsid="0034e827"/>
    </style:style>
    <style:style style:name="P56" style:family="paragraph" style:parent-style-name="Text_20_body">
      <style:text-properties officeooo:paragraph-rsid="0034e827"/>
    </style:style>
    <style:style style:name="T1" style:family="text">
      <style:text-properties officeooo:rsid="00095f75"/>
    </style:style>
    <style:style style:name="T2" style:family="text">
      <style:text-properties officeooo:rsid="000a643e"/>
    </style:style>
    <style:style style:name="T3" style:family="text">
      <style:text-properties style:text-position="4% 100%" style:font-name="Wingdings" fo:font-size="12pt" fo:language="pt" fo:country="BR" officeooo:rsid="000f47fc" style:font-size-asian="12pt"/>
    </style:style>
    <style:style style:name="T4" style:family="text">
      <style:text-properties style:text-position="4% 100%" style:font-name="Wingdings" fo:font-size="12pt" fo:letter-spacing="0.0335in" fo:language="pt" fo:country="BR" officeooo:rsid="000f47fc" style:font-size-asian="12pt"/>
    </style:style>
    <style:style style:name="T5" style:family="text">
      <style:text-properties style:text-position="4% 100%" fo:font-size="12pt" fo:letter-spacing="0.0335in" fo:language="pt" fo:country="BR" officeooo:rsid="000f47fc" style:font-size-asian="12pt"/>
    </style:style>
    <style:style style:name="T6" style:family="text">
      <style:text-properties fo:font-size="12pt" fo:language="pt" fo:country="BR" officeooo:rsid="000f47fc" style:font-size-asian="12pt"/>
    </style:style>
    <style:style style:name="T7" style:family="text">
      <style:text-properties officeooo:rsid="0019da3f"/>
    </style:style>
    <style:style style:name="T8" style:family="text">
      <style:text-properties fo:font-weight="bold" officeooo:rsid="0019da3f" style:font-weight-asian="bold" style:font-weight-complex="bold"/>
    </style:style>
    <style:style style:name="T9" style:family="text">
      <style:text-properties fo:font-style="italic" style:font-style-asian="italic"/>
    </style:style>
    <style:style style:name="T10" style:family="text">
      <style:text-properties style:text-position="0% 100%" officeooo:rsid="002423ab"/>
    </style:style>
    <style:style style:name="T11" style:family="text">
      <style:text-properties officeooo:rsid="002423ab"/>
    </style:style>
    <style:style style:name="T12" style:family="text">
      <style:text-properties officeooo:rsid="001cc38a"/>
    </style:style>
    <style:style style:name="T13" style:family="text">
      <style:text-properties officeooo:rsid="000f47fc"/>
    </style:style>
    <style:style style:name="T14" style:family="text">
      <style:text-properties officeooo:rsid="0026e31d"/>
    </style:style>
    <style:style style:name="T15" style:family="text">
      <style:text-properties officeooo:rsid="00281e3e"/>
    </style:style>
    <style:style style:name="T16" style:family="text">
      <style:text-properties officeooo:rsid="002a71b9"/>
    </style:style>
    <style:style style:name="T17" style:family="text">
      <style:text-properties officeooo:rsid="002be19c"/>
    </style:style>
    <style:style style:name="T18" style:family="text">
      <style:text-properties officeooo:rsid="002c6c4f"/>
    </style:style>
    <style:style style:name="T19" style:family="text">
      <style:text-properties officeooo:rsid="002c8c33"/>
    </style:style>
    <style:style style:name="T20" style:family="text">
      <style:text-properties officeooo:rsid="002e515b"/>
    </style:style>
    <style:style style:name="T21" style:family="text">
      <style:text-properties officeooo:rsid="002f2bbb"/>
    </style:style>
    <style:style style:name="T22" style:family="text">
      <style:text-properties officeooo:rsid="0030b6c7"/>
    </style:style>
    <style:style style:name="T23" style:family="text">
      <style:text-properties officeooo:rsid="00316318"/>
    </style:style>
    <style:style style:name="T24" style:family="text">
      <style:text-properties officeooo:rsid="003325c3"/>
    </style:style>
    <style:style style:name="T25" style:family="text">
      <style:text-properties officeooo:rsid="0034e82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RF" style:num-suffix="] "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RF" style:num-suffix="] " style:num-format="1" text:start-value="2">
        <style:list-level-properties text:list-level-position-and-space-mode="label-alignment">
          <style:list-level-label-alignment text:label-followed-by="listtab" text:list-tab-stop-position="1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NF"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NF" style:num-suffix="] "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Standard"/>
      <text:p text:style-name="Title">Documento de Requisitos do Sistema</text:p>
      <text:p text:style-name="Subtitle">Sistema de Distribuição de Vagas em Escolas Segundo <text:span text:style-name="T2">à</text:span>s Preferências de Escolas e Alunos</text:p>
      <text:p text:style-name="P8"/>
      <text:p text:style-name="P5"/>
      <text:p text:style-name="P35"><text:span text:style-name="Strong_20_Emphasis">Histórico de Alterações</text:span></text:p>
      <table:table table:name="Tabela1" table:style-name="Tabela1">
        <table:table-column table:style-name="Tabela1.A" table:number-columns-repeated="3"/>
        <table:table-column table:style-name="Tabela1.D"/>
        <table:table-row>
          <table:table-cell table:style-name="Tabela1.A1" office:value-type="string">
            <text:p text:style-name="P9">Data</text:p>
          </table:table-cell>
          <table:table-cell table:style-name="Tabela1.A1" office:value-type="string">
            <text:p text:style-name="P9">Versão</text:p>
          </table:table-cell>
          <table:table-cell table:style-name="Tabela1.A1" office:value-type="string">
            <text:p text:style-name="P9">Descrição</text:p>
          </table:table-cell>
          <table:table-cell table:style-name="Tabela1.D1" office:value-type="string">
            <text:p text:style-name="P9">Autor</text:p>
          </table:table-cell>
        </table:table-row>
        <table:table-row>
          <table:table-cell table:style-name="Tabela1.C3" office:value-type="string">
            <text:p text:style-name="P11">10/09/2017</text:p>
          </table:table-cell>
          <table:table-cell table:style-name="Tabela1.C3" office:value-type="string">
            <text:p text:style-name="P11">1,0</text:p>
          </table:table-cell>
          <table:table-cell table:style-name="Tabela1.C3" office:value-type="string">
            <text:p text:style-name="P11">Versão inicial do documento</text:p>
          </table:table-cell>
          <table:table-cell table:style-name="Tabela1.D3" office:value-type="string">
            <text:p text:style-name="P11">Arnaldo Carneiro</text:p>
          </table:table-cell>
        </table:table-row>
        <table:table-row>
          <table:table-cell table:style-name="Tabela1.C3" office:value-type="string">
            <text:p text:style-name="P10"/>
          </table:table-cell>
          <table:table-cell table:style-name="Tabela1.C3" office:value-type="string">
            <text:p text:style-name="P10"/>
          </table:table-cell>
          <table:table-cell table:style-name="Tabela1.C3" office:value-type="string">
            <text:p text:style-name="P10"/>
          </table:table-cell>
          <table:table-cell table:style-name="Tabela1.D3" office:value-type="string">
            <text:p text:style-name="P10"/>
          </table:table-cell>
        </table:table-row>
      </table:table>
      <text:p text:style-name="P7"/>
      <text:table-of-content text:style-name="Sect1" text:protected="true" text:name="Sumário1">
        <text:table-of-content-source text:outline-level="10">
          <text:index-title-template text:style-name="Contents_20_Heading">Conteú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4">Conteúdo</text:p>
          </text:index-title>
          <text:p text:style-name="P13"><text:a xlink:type="simple" xlink:href="#__RefHeading__662_2138050620" text:style-name="Index_20_Link" text:visited-style-name="Index_20_Link">1.Introdução<text:tab/>4</text:a></text:p>
          <text:p text:style-name="P18"><text:a xlink:type="simple" xlink:href="#__RefHeading__850_2138050620" text:style-name="Index_20_Link" text:visited-style-name="Index_20_Link">1.1 Visão geral do documento<text:tab/>4</text:a></text:p>
          <text:p text:style-name="P18"><text:a xlink:type="simple" xlink:href="#__RefHeading__852_2138050620" text:style-name="Index_20_Link" text:visited-style-name="Index_20_Link">1.2 Convenções, termos e abreviações<text:tab/>4</text:a></text:p>
          <text:p text:style-name="P29"><text:a xlink:type="simple" xlink:href="#__RefHeading__854_2138050620" text:style-name="Index_20_Link" text:visited-style-name="Index_20_Link">1.2.1 <text:s/>Identificação dos requisitos<text:tab/>4</text:a></text:p>
          <text:p text:style-name="P29"><text:a xlink:type="simple" xlink:href="#__RefHeading__856_2138050620" text:style-name="Index_20_Link" text:visited-style-name="Index_20_Link">1.2.2 <text:s/>Prioridade dos requisitos<text:tab/>4</text:a></text:p>
          <text:p text:style-name="P13"><text:a xlink:type="simple" xlink:href="#__RefHeading__858_2138050620" text:style-name="Index_20_Link" text:visited-style-name="Index_20_Link">2.Descrição geral do sistema<text:tab/>6</text:a></text:p>
          <text:p text:style-name="P18"><text:a xlink:type="simple" xlink:href="#__RefHeading__860_2138050620" text:style-name="Index_20_Link" text:visited-style-name="Index_20_Link">2.1 Abrangência e sistema relacionados<text:tab/>6</text:a></text:p>
          <text:p text:style-name="P13"><text:a xlink:type="simple" xlink:href="#__RefHeading__866_543992695" text:style-name="Index_20_Link" text:visited-style-name="Index_20_Link">3.Requisitos funcionais (casos de uso)<text:tab/>7</text:a></text:p>
          <text:p text:style-name="P18"><text:a xlink:type="simple" xlink:href="#__RefHeading__864_2138050620" text:style-name="Index_20_Link" text:visited-style-name="Index_20_Link">3.1 Cadastro<text:tab/>7</text:a></text:p>
          <text:p text:style-name="P29"><text:a xlink:type="simple" xlink:href="#__RefHeading__866_2138050620" text:style-name="Index_20_Link" text:visited-style-name="Index_20_Link">[RF1] Cadastrar aluno<text:tab/>7</text:a></text:p>
          <text:p text:style-name="P29"><text:a xlink:type="simple" xlink:href="#__RefHeading__868_2138050620" text:style-name="Index_20_Link" text:visited-style-name="Index_20_Link">[RF2] Cadastrar escola<text:tab/>7</text:a></text:p>
          <text:p text:style-name="P29"><text:a xlink:type="simple" xlink:href="#__RefHeading__868_213805062015" text:style-name="Index_20_Link" text:visited-style-name="Index_20_Link">[RF3] Cadastrar administrador<text:tab/>7</text:a></text:p>
          <text:p text:style-name="P29"><text:a xlink:type="simple" xlink:href="#__RefHeading__868_213805062016" text:style-name="Index_20_Link" text:visited-style-name="Index_20_Link">[RF4] Excluir aluno<text:tab/>8</text:a></text:p>
          <text:p text:style-name="P29"><text:a xlink:type="simple" xlink:href="#__RefHeading__868_213805062017" text:style-name="Index_20_Link" text:visited-style-name="Index_20_Link">[RF5] Excluir escola<text:tab/>8</text:a></text:p>
          <text:p text:style-name="P29"><text:a xlink:type="simple" xlink:href="#__RefHeading__1189_1227606471" text:style-name="Index_20_Link" text:visited-style-name="Index_20_Link">[RF6] Excluir administrador<text:tab/>8</text:a></text:p>
          <text:p text:style-name="P29"><text:a xlink:type="simple" xlink:href="#__RefHeading__1191_1227606471" text:style-name="Index_20_Link" text:visited-style-name="Index_20_Link">[RF7] Alterar dados do aluno<text:tab/>9</text:a></text:p>
          <text:p text:style-name="P29"><text:a xlink:type="simple" xlink:href="#__RefHeading__1193_1227606471" text:style-name="Index_20_Link" text:visited-style-name="Index_20_Link">[RF8] Alterar dados da escola<text:tab/>9</text:a></text:p>
          <text:p text:style-name="P18"><text:a xlink:type="simple" xlink:href="#__RefHeading__1245_1227606471" text:style-name="Index_20_Link" text:visited-style-name="Index_20_Link">3.2 Interface<text:tab/>9</text:a></text:p>
          <text:p text:style-name="P29"><text:a xlink:type="simple" xlink:href="#__RefHeading__1195_1227606471" text:style-name="Index_20_Link" text:visited-style-name="Index_20_Link">[RF9] Visualizar aluno<text:tab/>9</text:a></text:p>
          <text:p text:style-name="P29"><text:a xlink:type="simple" xlink:href="#__RefHeading__1197_1227606471" text:style-name="Index_20_Link" text:visited-style-name="Index_20_Link">[RF10] Visualizar escola<text:tab/>10</text:a></text:p>
          <text:p text:style-name="P29"><text:a xlink:type="simple" xlink:href="#__RefHeading__1199_1227606471" text:style-name="Index_20_Link" text:visited-style-name="Index_20_Link">[RF11] Visualizar administrador<text:tab/>10</text:a></text:p>
          <text:p text:style-name="P18"><text:a xlink:type="simple" xlink:href="#__RefHeading__1302_1227606471" text:style-name="Index_20_Link" text:visited-style-name="Index_20_Link">3.3 Seleção<text:tab/>10</text:a></text:p>
          <text:p text:style-name="P29"><text:a xlink:type="simple" xlink:href="#__RefHeading__868_213805062019" text:style-name="Index_20_Link" text:visited-style-name="Index_20_Link">[RF12] Definir preferência de escola<text:tab/>10</text:a></text:p>
          <text:p text:style-name="P18"><text:a xlink:type="simple" xlink:href="#__RefHeading__1304_1227606471" text:style-name="Index_20_Link" text:visited-style-name="Index_20_Link">3.4 Gerenciamento<text:tab/>11</text:a></text:p>
          <text:p text:style-name="P29"><text:a xlink:type="simple" xlink:href="#__RefHeading__1199_122760647143" text:style-name="Index_20_Link" text:visited-style-name="Index_20_Link">[RF13] Inicializar fase de inscrições<text:tab/>11</text:a></text:p>
          <text:p text:style-name="P29"><text:a xlink:type="simple" xlink:href="#__RefHeading__1199_122760647144" text:style-name="Index_20_Link" text:visited-style-name="Index_20_Link">[RF14] Abrir período de seleção<text:tab/>11</text:a></text:p>
          <text:p text:style-name="P29"><text:a xlink:type="simple" xlink:href="#__RefHeading__1199_122760647145" text:style-name="Index_20_Link" text:visited-style-name="Index_20_Link">[RF15] Distribuir alunos<text:tab/>11</text:a></text:p>
          <text:p text:style-name="P13"><text:a xlink:type="simple" xlink:href="#__RefHeading__870_543992695" text:style-name="Index_20_Link" text:visited-style-name="Index_20_Link">4.Requisitos não-funcionais<text:tab/>13</text:a></text:p>
          <text:p text:style-name="P29"><text:a xlink:type="simple" xlink:href="#__RefHeading__894_2138050620" text:style-name="Index_20_Link" text:visited-style-name="Index_20_Link">[NF1] Usabilidade<text:tab/>13</text:a></text:p>
          <text:p text:style-name="P29"><text:a xlink:type="simple" xlink:href="#__RefHeading__910_2138050620" text:style-name="Index_20_Link" text:visited-style-name="Index_20_Link">[NF2] Desempenho<text:tab/>13</text:a></text:p>
          <text:p text:style-name="P29"><text:a xlink:type="simple" xlink:href="#__RefHeading__912_2138050620" text:style-name="Index_20_Link" text:visited-style-name="Index_20_Link">[NF3] Segurança<text:tab/>13</text:a></text:p>
          <text:p text:style-name="P29"><text:a xlink:type="simple" xlink:href="#__RefHeading__914_2138050620" text:style-name="Index_20_Link" text:visited-style-name="Index_20_Link">[NF4] Requisitos de hardware e software<text:tab/>13</text:a></text:p>
          <text:p text:style-name="P13"><text:a xlink:type="simple" xlink:href="#__RefHeading__872_2138050620" text:style-name="Index_20_Link" text:visited-style-name="Index_20_Link">5.Referências<text:tab/>14</text:a></text:p>
          <text:p text:style-name="P13"><text:a xlink:type="simple" xlink:href="#__RefHeading__874_2138050620" text:style-name="Index_20_Link" text:visited-style-name="Index_20_Link">6.Apêndice<text:tab/>15</text:a></text:p>
        </text:index-body>
      </text:table-of-content>
      <text:p text:style-name="P4"/>
      <text:h text:style-name="P15" text:outline-level="1"><text:bookmark-start text:name="__RefHeading__662_2138050620"/>Intro<text:span text:style-name="T1">d</text:span>ução<text:bookmark-end text:name="__RefHeading__662_2138050620"/></text:h>
      <text:p text:style-name="P2">Este documento especifica os requisitos do Sistema de Distribuição de Vagas em Escolas Segundo às Preferências de Escolas e Alunos, fornecendo aos desenvolvedores as informações necessárias para o projeto e implementação, assim como para a realização dos testes e homologação do sistema.</text:p>
      <text:h text:style-name="Heading_20_2" text:outline-level="2"><text:bookmark-start text:name="__RefHeading__850_2138050620"/>Visão geral do documento<text:bookmark-end text:name="__RefHeading__850_2138050620"/></text:h>
      <text:p text:style-name="P2">Além desta sessão introdutória, <text:span text:style-name="T7">as seções seguintes estão organizadas como descrito abaixo.</text:span></text:p>
      <text:list xml:id="list6808307140692490428" text:style-name="L1">
        <text:list-item>
          <text:p text:style-name="P37"><text:bookmark-start text:name="__RefHeading__876_543992695"/><text:span text:style-name="Strong_20_Emphasis">Seção 2 – </text:span><text:span text:style-name="T8"><text:bookmark-ref text:reference-format="text" text:ref-name="__RefHeading__858_2138050620">Descrição geral do sistema</text:bookmark-ref></text:span><text:span text:style-name="T7">: apresenta uma visão geral do sistema, caracterizando qual é o seu escopo e descrevendo seus usuários.</text:span><text:bookmark-end text:name="__RefHeading__876_543992695"/></text:p>
        </text:list-item>
        <text:list-item>
          <text:p text:style-name="P37"><text:span text:style-name="Strong_20_Emphasis">Seção 3 – </text:span><text:span text:style-name="T8"><text:bookmark-ref text:reference-format="text" text:ref-name="__RefHeading__862_2138050620">Requisitos funcionais (casos de uso)</text:bookmark-ref></text:span><text:span text:style-name="T7">: especifica todos os casos de uso do sistema, descrevendo os fluxos de eventos, prioridades, atores, entradas e saídas de cada caso de uso a ser implementado.</text:span></text:p>
        </text:list-item>
        <text:list-item>
          <text:p text:style-name="P37"><text:span text:style-name="Strong_20_Emphasis">Seção 4 – </text:span><text:span text:style-name="T8"><text:bookmark-ref text:reference-format="text" text:ref-name="__RefHeading__870_2138050620">Requisitos não-funcionais</text:bookmark-ref></text:span><text:span text:style-name="T7">: especifica todos os requisitos não funcionais do sistema, divididos em requisitos de usabilidade, confiabilidade, desempenho, segurança, distribuição, adequação a padrões e requisitos de hardware e software.</text:span></text:p>
        </text:list-item>
        <text:list-item>
          <text:p text:style-name="P37"><text:span text:style-name="Strong_20_Emphasis">Seção 5 – </text:span><text:span text:style-name="T8"><text:bookmark-ref text:reference-format="text" text:ref-name="__RefHeading__872_2138050620">Referências</text:bookmark-ref></text:span><text:span text:style-name="T7">: apresenta referências para outros documentos utilizados para a confecção deste documento.</text:span></text:p>
        </text:list-item>
      </text:list>
      <text:h text:style-name="Heading_20_2" text:outline-level="2"><text:bookmark-start text:name="__RefHeading__852_2138050620"/>Convenções, termos e abreviações<text:bookmark-end text:name="__RefHeading__852_2138050620"/></text:h>
      <text:p text:style-name="P3">A correta interpretação deste documento exige o conhecimento de algumas convenções e termos específicos, que são descritos a seguir.</text:p>
      <text:h text:style-name="Heading_20_3" text:outline-level="3"><text:bookmark-start text:name="__RefHeading__854_2138050620"/>Identificação dos requisitos<text:bookmark-end text:name="__RefHeading__854_2138050620"/></text:h>
      <text:p text:style-name="P3">Por convenção, a referência a requisitos é feita através do nome da subseção onde eles estão descritos, seguidos do identificador do requisito, de acordo com a especificação a seguir:</text:p>
      <text:p text:style-name="P42"><text:span text:style-name="T12">[</text:span><text:span text:style-name="Emphasis">nome da subseção.identificador do requisito</text:span><text:span text:style-name="T12">]</text:span></text:p>
      <text:p text:style-name="P3">Por exemplo, o requisito funcional [Recuperação de dados.RF16] deve estar descrito em uma subseção chamada “Recuperação de dados”, em um bloco identificado por [RF16]. Já o requisito não-funcional [Confiabilidade.NF8] deve estar descrito na seção de requisitos não-funcionais de Confiabilidade, em um bloco identificado por [NF8].</text:p>
      <text:p text:style-name="P3">Os requisitos devem ser identificados com um identificador único. A numeração inicia com o identificador [RF1] ou [NF1] e prossegue sendo incrementada à medida que forem surgindo novos requisitos.</text:p>
      <text:h text:style-name="Heading_20_3" text:outline-level="3"><text:bookmark-start text:name="__RefHeading__856_2138050620"/>Prioridade dos requisitos<text:bookmark-end text:name="__RefHeading__856_2138050620"/></text:h>
      <text:p text:style-name="P39">Para estabelecer a prioridade dos requisitos, nas seções <text:bookmark-ref text:reference-format="number" text:ref-name="__RefHeading__866_543992695">3</text:bookmark-ref> e <text:bookmark-ref text:reference-format="number" text:ref-name="__RefHeading__870_543992695">4</text:bookmark-ref>, foram adotadas as denominações “essencial”, “importante” e “desejável”.</text:p>
      <text:list xml:id="list6025100675590972460" text:style-name="L6">
        <text:list-item>
          <text:p text:style-name="P40"><text:span text:style-name="Strong_20_Emphasis">Essencial</text:span> é o requisito sem o qual o sistema não entra em funcionamento. Requisitos <text:soft-page-break/>essenciais são requisitos imprescindíveis, que têm que ser implementados impreterivelmente.</text:p>
        </text:list-item>
        <text:list-item>
          <text:p text:style-name="P40"><text:span text:style-name="Strong_20_Emphasis">Importante</text:span> é o requisito sem o qual o sistema entra funcionamento, porém de forma não satisfatória. Requisitos importantes devem ser implementados, mas, se não forem, o sistema poderá ser implantado e usado mesmo assim.</text:p>
        </text:list-item>
        <text:list-item>
          <text:p text:style-name="P40"><text:span text:style-name="Strong_20_Emphasis">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list-item>
      </text:list>
      <text:h text:style-name="P16" text:outline-level="1"><text:bookmark-start text:name="__RefHeading__858_2138050620"/>Descrição geral do sistema<text:bookmark-end text:name="__RefHeading__858_2138050620"/></text:h>
      <text:h text:style-name="Heading_20_2" text:outline-level="2"><text:bookmark-start text:name="__RefHeading__860_2138050620"/>Abrangência e sistema relacionados<text:bookmark-end text:name="__RefHeading__860_2138050620"/></text:h>
      <text:p text:style-name="P43"><text:span text:style-name="T11">O Sistema de Distribuição de Vagas em Escolas Segundo às Preferências de Escolas e Alunos é uma ferramenta para o processo de distribuição de alunos entre escolas segundo os critérios de preferências tanto de alunos, quanto das escolas. Ele é baseado no artigo “</text:span><text:span text:style-name="Emphasis">College Admissions and the Stability of Marriage</text:span><text:span text:style-name="T11">” </text:span><text:reference-mark-start text:name="ADDIN CSL_CITATION {&quot;properties&quot;: {&quot;noteIndex&quot;: 0}, &quot;schema&quot;: &quot;https://github.com/citation-style-language/schema/raw/master/csl-citation.json&quot;, &quot;citationItems&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 Mathematical Association of America is collaborating with JSTOR to digitize, preserve and extend access to The American Mathematical Monthly. 1. Introduction. The problem with which we shall be concerned relates to the following typical situation: A college is considering a set of n applicants of which it can admit a quota of only q. Having evaluated their qualifications, the admissions office must decide which ones to admit. The procedure of offering admission only to the q best-qualified applicants will not generally be satisfac-tory, for it cannot be assumed that all who are offered admission will accept. Accordingly, in order for a college to receive q acceptances, it will generally have to offer to admit more than q applicants. The problem of determining how many and which ones to admit requires some rather involved guesswork. It may not be known (a) whether a given applicant has also applied elsewhere; if this is known it may not be known (b) how he ranks the colleges to which he has applied; even if this is known it will not be known (c) which of the other colleges will offer to admit him. A result of all this uncertainty is that colleges can ex-pect only that the entering class will come reasonably close in numbers to the desired quota, and be reasonably close to the attainable optimum in quality. The usual admissions procedure presents problems for the applicants as well as the colleges. An applicant who is asked to list in his application all other colleges applied for in order of preference may feel, perhaps not without reason, that by telling a college it is, say, his third choice he will be hurting his chances of being admitted. One elaboration is the introduction of the \&quot;waiting list,\&quot; whereby an appli-cant can be informed that he is not admitted but may be admitted later if a vacancy occurs. This introduces new problems. Suppose an applicant is accepted by one college and placed on the waiting list of another that he prefers. Should he play safe by accepting the first or take a chance that the second will admit him later? Is it ethical to accept the first without informing the second and then withdraw hi\u2026&quot;, &quot;issued&quot;: {&quot;date-parts&quot;: [[&quot;1962&quot;]]}, &quot;ISSN&quot;: &quot;00029890&quot;, &quot;title&quot;: &quot;College Admissions and the Stabilty of Marriage&quot;, &quot;author&quot;: [{&quot;dropping-particle&quot;: &quot;&quot;, &quot;non-dropping-particle&quot;: &quot;&quot;, &quot;family&quot;: &quot;Gale&quot;, &quot;suffix&quot;: &quot;&quot;, &quot;parse-names&quot;: false, &quot;given&quot;: &quot;D&quot;}, {&quot;dropping-particle&quot;: &quot;&quot;, &quot;non-dropping-particle&quot;: &quot;&quot;, &quot;family&quot;: &quot;Shapley&quot;, &quot;suffix&quot;: &quot;&quot;, &quot;parse-names&quot;: false, &quot;given&quot;: &quot;LS&quot;}], &quot;id&quot;: &quot;ITEM-1&quot;, &quot;page&quot;: &quot;9-15&quot;, &quot;type&quot;: &quot;article-journal&quot;, &quot;container-title&quot;: &quot;The American Mathematical Monthly&quot;, &quot;volume&quot;: &quot;69&quot;, &quot;DOI&quot;: &quot;10.2307/2312726&quot;, &quot;ISBN&quot;: &quot;0691122024&quot;, &quot;issue&quot;: &quot;1&quot;}, &quot;uris&quot;: [&quot;http://www.mendeley.com/documents/?uuid=633b4f8a-bf74-4827-80f2-387cb5444262&quot;], &quot;id&quot;: &quot;ITEM-1&quot;}], &quot;mendeley&quot;: {&quot;plainTextFormattedCitation&quot;: &quot;(Gale &amp; Shapley, 1962)&quot;, &quot;formattedCitation&quot;: &quot;(Gale &amp; Shapley, 1962)&quot;}} RND2GWNKWgRj3"/><text:span text:style-name="T10">(Gale &amp; Shapley, 1962)</text:span><text:reference-mark-end text:name="ADDIN CSL_CITATION {&quot;properties&quot;: {&quot;noteIndex&quot;: 0}, &quot;schema&quot;: &quot;https://github.com/citation-style-language/schema/raw/master/csl-citation.json&quot;, &quot;citationItems&quot;: [{&quot;itemData&quot;: {&quot;abstract&quot;: &quot;JSTOR is a not-for-profit service that helps scholars, researchers, and students discover, use, and build upon a wide range of content in a trusted digital archive. We use information technology and tools to increase productivity and facilitate new forms of scholarship. For more information about JSTOR, please contact support@jstor.org. . Mathematical Association of America is collaborating with JSTOR to digitize, preserve and extend access to The American Mathematical Monthly. 1. Introduction. The problem with which we shall be concerned relates to the following typical situation: A college is considering a set of n applicants of which it can admit a quota of only q. Having evaluated their qualifications, the admissions office must decide which ones to admit. The procedure of offering admission only to the q best-qualified applicants will not generally be satisfac-tory, for it cannot be assumed that all who are offered admission will accept. Accordingly, in order for a college to receive q acceptances, it will generally have to offer to admit more than q applicants. The problem of determining how many and which ones to admit requires some rather involved guesswork. It may not be known (a) whether a given applicant has also applied elsewhere; if this is known it may not be known (b) how he ranks the colleges to which he has applied; even if this is known it will not be known (c) which of the other colleges will offer to admit him. A result of all this uncertainty is that colleges can ex-pect only that the entering class will come reasonably close in numbers to the desired quota, and be reasonably close to the attainable optimum in quality. The usual admissions procedure presents problems for the applicants as well as the colleges. An applicant who is asked to list in his application all other colleges applied for in order of preference may feel, perhaps not without reason, that by telling a college it is, say, his third choice he will be hurting his chances of being admitted. One elaboration is the introduction of the \&quot;waiting list,\&quot; whereby an appli-cant can be informed that he is not admitted but may be admitted later if a vacancy occurs. This introduces new problems. Suppose an applicant is accepted by one college and placed on the waiting list of another that he prefers. Should he play safe by accepting the first or take a chance that the second will admit him later? Is it ethical to accept the first without informing the second and then withdraw hi\u2026&quot;, &quot;issued&quot;: {&quot;date-parts&quot;: [[&quot;1962&quot;]]}, &quot;ISSN&quot;: &quot;00029890&quot;, &quot;title&quot;: &quot;College Admissions and the Stabilty of Marriage&quot;, &quot;author&quot;: [{&quot;dropping-particle&quot;: &quot;&quot;, &quot;non-dropping-particle&quot;: &quot;&quot;, &quot;family&quot;: &quot;Gale&quot;, &quot;suffix&quot;: &quot;&quot;, &quot;parse-names&quot;: false, &quot;given&quot;: &quot;D&quot;}, {&quot;dropping-particle&quot;: &quot;&quot;, &quot;non-dropping-particle&quot;: &quot;&quot;, &quot;family&quot;: &quot;Shapley&quot;, &quot;suffix&quot;: &quot;&quot;, &quot;parse-names&quot;: false, &quot;given&quot;: &quot;LS&quot;}], &quot;id&quot;: &quot;ITEM-1&quot;, &quot;page&quot;: &quot;9-15&quot;, &quot;type&quot;: &quot;article-journal&quot;, &quot;container-title&quot;: &quot;The American Mathematical Monthly&quot;, &quot;volume&quot;: &quot;69&quot;, &quot;DOI&quot;: &quot;10.2307/2312726&quot;, &quot;ISBN&quot;: &quot;0691122024&quot;, &quot;issue&quot;: &quot;1&quot;}, &quot;uris&quot;: [&quot;http://www.mendeley.com/documents/?uuid=633b4f8a-bf74-4827-80f2-387cb5444262&quot;], &quot;id&quot;: &quot;ITEM-1&quot;}], &quot;mendeley&quot;: {&quot;plainTextFormattedCitation&quot;: &quot;(Gale &amp; Shapley, 1962)&quot;, &quot;formattedCitation&quot;: &quot;(Gale &amp; Shapley, 1962)&quot;}} RND2GWNKWgRj3"/><text:span text:style-name="T11">⁠ que garante que sempre existe uma distribuição que minimiza o risco da existência de vagas ociosas (devidas a alunos que são aceitos para mais de uma instituição).</text:span></text:p>
      <text:p text:style-name="P41">Utilizando-se o presente sistema, os alunos são indicados para a “melhor” instituição que eles conseguiriam entrar e as escolas recebem os “melhores” alunos que não foram aceitos em alguma outra escola “melhor”. Os critérios para estabelecimento do que se constitui uma escola e/ou aluno melhor ficam a cargo dos próprios alunos e escolas, na forma de filas de prioridade. O sistema apenas utiliza tais filas para confeccionar emparelhamentos adequados.</text:p>
      <text:h text:style-name="P16" text:outline-level="1"><text:bookmark-start text:name="__RefHeading__866_543992695"/><text:bookmark-start text:name="__RefHeading__862_2138050620"/>Requisitos funcionais (casos de uso)<text:bookmark-end text:name="__RefHeading__866_543992695"/><text:bookmark-end text:name="__RefHeading__862_2138050620"/></text:h>
      <text:h text:style-name="Heading_20_2" text:outline-level="2"><text:bookmark-start text:name="__RefHeading__864_2138050620"/>Cadastro<text:bookmark-end text:name="__RefHeading__864_2138050620"/></text:h>
      <text:list xml:id="list4511608455772798544" text:style-name="L2">
        <text:list-item>
          <text:list>
            <text:list-item>
              <text:list>
                <text:list-item>
                  <text:h text:style-name="P19" text:outline-level="3"><text:bookmark-start text:name="__RefHeading__866_2138050620"/>Cadastrar aluno<text:bookmark-end text:name="__RefHeading__866_2138050620"/></text:h>
                </text:list-item>
              </text:list>
            </text:list-item>
          </text:list>
        </text:list-item>
      </text:list>
      <text:p text:style-name="Text_20_body"><text:span text:style-name="Strong_20_Emphasis">Nome do caso de uso:</text:span> <text:span text:style-name="T14">Cadastrar aluno</text:span></text:p>
      <text:p text:style-name="Text_20_body"><text:span text:style-name="Strong_20_Emphasis">Descrição do caso de uso:</text:span> <text:span text:style-name="T14">Este caso de uso permite ao aluno se cadastrar no sistema, bem como seus dados (nome, endereço para correspondência – físico e eletrônico, notas).</text:span></text:p>
      <text:p text:style-name="Text_20_body"><text:span text:style-name="Strong_20_Emphasis">Atores:</text:span> <text:span text:style-name="T14">Aluno</text:span></text:p>
      <text:p text:style-name="Text_20_body"><text:span text:style-name="Strong_20_Emphasis">Regras de negócio:</text:span> </text:p>
      <text:p text:style-name="P44"><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4">não tem.</text:span></text:p>
      <text:p text:style-name="Text_20_body"><text:span text:style-name="Strong_20_Emphasis">Saídas e pós-condição:</text:span> <text:span text:style-name="T14">o aluno está cadastrado no sistema.</text:span></text:p>
      <text:list xml:id="list2357309311838717272" text:style-name="L3">
        <text:list-item>
          <text:list>
            <text:list-item>
              <text:list>
                <text:list-item>
                  <text:h text:style-name="P20" text:outline-level="3"><text:bookmark-start text:name="__RefHeading__868_2138050620"/>Cadastrar escola<text:bookmark-end text:name="__RefHeading__868_2138050620"/></text:h>
                </text:list-item>
              </text:list>
            </text:list-item>
          </text:list>
        </text:list-item>
      </text:list>
      <text:p text:style-name="P46"><text:span text:style-name="Strong_20_Emphasis">Nome do caso de uso:</text:span> <text:span text:style-name="T14">Cadastrar escola</text:span></text:p>
      <text:p text:style-name="P46"><text:span text:style-name="Strong_20_Emphasis">Descrição do caso de uso:</text:span> <text:span text:style-name="T14">Este caso de uso permite ao representante da escola cadastrá-la no sistema, bem como seus dados (nome, endereços para correspondência, descrição da escola, número de vagas) e seus critérios de classificação dos alunos (maior média de português; maiores média em matemática e física; maior média geral; etc.).</text:span></text:p>
      <text:p text:style-name="Text_20_body"><text:span text:style-name="Strong_20_Emphasis">Atores:</text:span> <text:span text:style-name="T14">Escola</text:span></text:p>
      <text:p text:style-name="Text_20_body"><text:span text:style-name="Strong_20_Emphasis">Regras de negócio:</text:span> </text:p>
      <text:p text:style-name="P44"><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4">não tem.</text:span></text:p>
      <text:p text:style-name="P44"><text:span text:style-name="Strong_20_Emphasis">Saídas e pós-condição:</text:span><text:span text:style-name="T13"> a escola está cadastrada no sistema e seus critérios de classificação são conhecidos.</text:span></text:p>
      <text:list xml:id="list203045143198632" text:continue-numbering="true" text:style-name="L3">
        <text:list-item>
          <text:list>
            <text:list-item>
              <text:list>
                <text:list-item>
                  <text:h text:style-name="P21" text:outline-level="3"><text:bookmark-start text:name="__RefHeading__868_213805062015"/>Cadastrar administrador<text:bookmark-end text:name="__RefHeading__868_213805062015"/></text:h>
                </text:list-item>
              </text:list>
            </text:list-item>
          </text:list>
        </text:list-item>
      </text:list>
      <text:p text:style-name="Text_20_body"><text:span text:style-name="Strong_20_Emphasis">Nome do caso de uso:</text:span> <text:span text:style-name="T15">Cadastrar administrador</text:span></text:p>
      <text:p text:style-name="Text_20_body"><text:span text:style-name="Strong_20_Emphasis">Descrição do caso de uso:</text:span> <text:span text:style-name="T15">Este caso de uso permite a um administrador cadastrar um novo administrador para o sistema.</text:span></text:p>
      <text:p text:style-name="Text_20_body"><text:span text:style-name="Strong_20_Emphasis">Atores:</text:span> <text:span text:style-name="T15">Administrador</text:span></text:p>
      <text:p text:style-name="Text_20_body"><text:span text:style-name="Strong_20_Emphasis">Regras de negócio:</text:span> <text:span text:style-name="T15">O sistema deve possuir um administrador com login e senha padrão, cuja senha deve ser alterada da primeira vez que fizer login.</text:span></text:p>
      <text:p text:style-name="P47"><text:soft-page-break/><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5">um administrador logado no sistema.</text:span></text:p>
      <text:p text:style-name="P44"><text:span text:style-name="Strong_20_Emphasis">Saídas e pós-condição:</text:span><text:span text:style-name="T13"> um novo administrador cadastrado no sistema.</text:span></text:p>
      <text:list xml:id="list203045585511947" text:continue-numbering="true" text:style-name="L3">
        <text:list-item>
          <text:list>
            <text:list-item>
              <text:list>
                <text:list-item>
                  <text:h text:style-name="P22" text:outline-level="3"><text:bookmark-start text:name="__RefHeading__868_213805062016"/>Excluir aluno<text:bookmark-end text:name="__RefHeading__868_213805062016"/></text:h>
                </text:list-item>
              </text:list>
            </text:list-item>
          </text:list>
        </text:list-item>
      </text:list>
      <text:p text:style-name="Text_20_body"><text:span text:style-name="Strong_20_Emphasis">Nome do caso de uso:</text:span> <text:span text:style-name="T16">Excluir aluno</text:span></text:p>
      <text:p text:style-name="P48"><text:span text:style-name="Strong_20_Emphasis">Descrição do caso de uso:</text:span> <text:span text:style-name="T16">Este caso de uso permite ao aluno excluir seu cadastro do sistema, de modo a permitir a ele deixar o processo seletivo.</text:span></text:p>
      <text:p text:style-name="Text_20_body"><text:span text:style-name="Strong_20_Emphasis">Atores:</text:span> <text:span text:style-name="T16">Aluno</text:span></text:p>
      <text:p text:style-name="Text_20_body"><text:span text:style-name="Strong_20_Emphasis">Regras de negócio:</text:span> </text:p>
      <text:p text:style-name="P48"><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16">recebe como entrada o aluno atualmente logado no sistema. O sistema não pode estar em fase de seleção.</text:span></text:p>
      <text:p text:style-name="P44"><text:span text:style-name="Strong_20_Emphasis">Saídas e pós-condição:</text:span><text:span text:style-name="T13"> o aluno já não está mais cadastrado no sistema.</text:span></text:p>
      <text:list xml:id="list203045650737483" text:continue-numbering="true" text:style-name="L3">
        <text:list-item>
          <text:list>
            <text:list-item>
              <text:list>
                <text:list-item>
                  <text:h text:style-name="P22" text:outline-level="3"><text:bookmark-start text:name="__RefHeading__868_213805062017"/>Excluir escola<text:bookmark-end text:name="__RefHeading__868_213805062017"/></text:h>
                </text:list-item>
              </text:list>
            </text:list-item>
          </text:list>
        </text:list-item>
      </text:list>
      <text:p text:style-name="P48"><text:span text:style-name="Strong_20_Emphasis">Nome do caso de uso:</text:span> <text:span text:style-name="T16">Excluir escola</text:span></text:p>
      <text:p text:style-name="P48"><text:span text:style-name="Strong_20_Emphasis">Descrição do caso de uso:</text:span> <text:span text:style-name="T16">Este caso de uso permite ao representante da escola excluir o cadastro da mesma no sistema, de modo que ela não esteja mais disponível aos alunos durante o processo de seleção.</text:span></text:p>
      <text:p text:style-name="Text_20_body"><text:span text:style-name="Strong_20_Emphasis">Atores:</text:span> <text:span text:style-name="T16">Escola</text:span></text:p>
      <text:p text:style-name="Text_20_body"><text:span text:style-name="Strong_20_Emphasis">Regras de negócio:</text:span> </text:p>
      <text:p text:style-name="P48"><text:span text:style-name="Strong_20_Emphasis">Prioridade:</text:span><text:span text:style-name="T13"><text:tab/></text:span><text:span text:style-name="T4"></text:span><text:span text:style-name="T5"> </text:span><text:span text:style-name="T6">Essencial<text:tab/><text:tab/></text:span><text:span text:style-name="T3"></text:span><text:span text:style-name="T5"> </text:span><text:span text:style-name="T6">Importante<text:tab/><text:tab/></text:span><text:span text:style-name="T4"></text:span><text:span text:style-name="T5"> </text:span><text:span text:style-name="T6">Desejável</text:span></text:p>
      <text:p text:style-name="Text_20_body"><text:span text:style-name="Strong_20_Emphasis">Entradas e pré-condições:</text:span> <text:span text:style-name="T17">recebe como entrada a escola atualmente logada no sistema. O sistema não pode estar em fase de seleção.</text:span></text:p>
      <text:p text:style-name="Text_20_body"><text:span text:style-name="Strong_20_Emphasis">Saídas e pós-condição:</text:span> <text:span text:style-name="T17">a escola já não mais está cadastrada no sistema.</text:span></text:p>
      <text:list xml:id="list203044451754471" text:continue-numbering="true" text:style-name="L3">
        <text:list-item>
          <text:list>
            <text:list-item>
              <text:list>
                <text:list-item>
                  <text:h text:style-name="P23" text:outline-level="3"><text:bookmark-start text:name="__RefHeading__1189_1227606471"/>Excluir administrador<text:bookmark-end text:name="__RefHeading__1189_1227606471"/></text:h>
                </text:list-item>
              </text:list>
            </text:list-item>
          </text:list>
        </text:list-item>
      </text:list>
      <text:p text:style-name="P49"><text:span text:style-name="Strong_20_Emphasis">Nome do caso de uso:</text:span> <text:span text:style-name="T18">Excluir administrador</text:span></text:p>
      <text:p text:style-name="P49"><text:span text:style-name="Strong_20_Emphasis">Descrição do caso de uso:</text:span> <text:span text:style-name="T18">Este caso de uso permite ao administrador excluir um administrador do sistema (inclusive a si mesmo).</text:span></text:p>
      <text:p text:style-name="P49"><text:span text:style-name="Strong_20_Emphasis">Atores:</text:span> <text:span text:style-name="T18">Administrador</text:span></text:p>
      <text:p text:style-name="P49"><text:span text:style-name="Strong_20_Emphasis">Regras de negócio:</text:span> </text:p>
      <text:p text:style-name="P50"><text:soft-page-break/><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4"></text:span><text:span text:style-name="T5"> </text:span><text:span text:style-name="T6">Desejável</text:span></text:p>
      <text:p text:style-name="P49"><text:span text:style-name="Strong_20_Emphasis">Entradas e pré-condições:</text:span> <text:span text:style-name="T18">recebe como entrada o administrador que se deseja excluir do sistema. O administrador atual não pode ser o único presente no sistema.</text:span></text:p>
      <text:p text:style-name="P49"><text:span text:style-name="Strong_20_Emphasis">Saídas e pós-condição:</text:span><text:span text:style-name="T13"> o administrador escolhido é excluído do sistema.</text:span></text:p>
      <text:list xml:id="list203045645621912" text:continue-numbering="true" text:style-name="L3">
        <text:list-item>
          <text:list>
            <text:list-item>
              <text:list>
                <text:list-item>
                  <text:h text:style-name="P23" text:outline-level="3"><text:bookmark-start text:name="__RefHeading__1191_1227606471"/>Alterar dados do aluno<text:bookmark-end text:name="__RefHeading__1191_1227606471"/></text:h>
                </text:list-item>
              </text:list>
            </text:list-item>
          </text:list>
        </text:list-item>
      </text:list>
      <text:p text:style-name="P50"><text:span text:style-name="Strong_20_Emphasis">Nome do caso de uso:</text:span> <text:span text:style-name="T18">Alterar dados do aluno</text:span></text:p>
      <text:p text:style-name="P49"><text:span text:style-name="Strong_20_Emphasis">Descrição do caso de uso:</text:span> <text:span text:style-name="T18">Este caso de uso permite ao aluno alterar seus dados presentes no sistema.</text:span></text:p>
      <text:p text:style-name="P49"><text:span text:style-name="Strong_20_Emphasis">Atores:</text:span> <text:span text:style-name="T18">Aluno</text:span></text:p>
      <text:p text:style-name="P50"><text:span text:style-name="Strong_20_Emphasis">Regras de negócio:</text:span> </text:p>
      <text:p text:style-name="P50"><text:span text:style-name="Strong_20_Emphasis">Prioridade:</text:span><text:span text:style-name="T13"><text:tab/></text:span><text:span text:style-name="T3"></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p text:style-name="P50"><text:span text:style-name="Strong_20_Emphasis">Entradas e pré-condições:</text:span> <text:span text:style-name="T18">recebe como entrada o aluno atualmente logado no sistema. O sistema não pode estar em fase de seleção.</text:span></text:p>
      <text:p text:style-name="P49"><text:span text:style-name="Strong_20_Emphasis">Saídas e pós-condição:</text:span><text:span text:style-name="T13"> os dados do aluno são alterados no sistema.</text:span></text:p>
      <text:list xml:id="list203044209381698" text:continue-numbering="true" text:style-name="L3">
        <text:list-item>
          <text:list>
            <text:list-item>
              <text:list>
                <text:list-item>
                  <text:h text:style-name="P23" text:outline-level="3"><text:bookmark-start text:name="__RefHeading__1193_1227606471"/>Alterar dados da escola<text:bookmark-end text:name="__RefHeading__1193_1227606471"/></text:h>
                </text:list-item>
              </text:list>
            </text:list-item>
          </text:list>
        </text:list-item>
      </text:list>
      <text:p text:style-name="P49"><text:span text:style-name="Strong_20_Emphasis">Nome do caso de uso:</text:span> <text:span text:style-name="T18">Alterar dados da escola</text:span></text:p>
      <text:p text:style-name="P49"><text:span text:style-name="Strong_20_Emphasis">Descrição do caso de uso:</text:span> <text:span text:style-name="T18">Este caso de uso permite ao representante da escola alterar os dados da mesma no sistema.</text:span></text:p>
      <text:p text:style-name="P49"><text:span text:style-name="Strong_20_Emphasis">Atores:</text:span> <text:span text:style-name="T18">Escola</text:span></text:p>
      <text:p text:style-name="P49"><text:span text:style-name="Strong_20_Emphasis">Regras de negócio:</text:span></text:p>
      <text:p text:style-name="P50"><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50"><text:span text:style-name="Strong_20_Emphasis">Entradas e pré-condições:</text:span> <text:span text:style-name="T18">recebe como entrada a escola atualmente logada no sistema. O sistema não pode estar em fase de seleção.</text:span></text:p>
      <text:p text:style-name="P49"><text:span text:style-name="Strong_20_Emphasis">Saídas e pós-condição:</text:span><text:span text:style-name="T13"> os dados da escola são alterados no sistema.</text:span></text:p>
      <text:h text:style-name="Heading_20_2" text:outline-level="2"><text:bookmark-start text:name="__RefHeading__1245_1227606471"/>Interface<text:bookmark-end text:name="__RefHeading__1245_1227606471"/></text:h>
      <text:list xml:id="list203044153071423" text:continue-numbering="true" text:style-name="L3">
        <text:list-item>
          <text:list>
            <text:list-item>
              <text:list>
                <text:list-item>
                  <text:h text:style-name="P24" text:outline-level="3"><text:bookmark-start text:name="__RefHeading__1195_1227606471"/>Visualizar aluno<text:bookmark-end text:name="__RefHeading__1195_1227606471"/></text:h>
                </text:list-item>
              </text:list>
            </text:list-item>
          </text:list>
        </text:list-item>
      </text:list>
      <text:p text:style-name="P49"><text:span text:style-name="Strong_20_Emphasis">Nome do caso de uso:</text:span> <text:span text:style-name="T19">Visualizar aluno</text:span></text:p>
      <text:p text:style-name="P49"><text:span text:style-name="Strong_20_Emphasis">Descrição do caso de uso:</text:span> <text:span text:style-name="T19">Este caso de uso permite que o usuário visualize os dados de um determinado aluno.</text:span></text:p>
      <text:p text:style-name="P49"><text:span text:style-name="Strong_20_Emphasis">Atores:</text:span> <text:span text:style-name="T19">Usuário</text:span></text:p>
      <text:p text:style-name="P49"><text:soft-page-break/><text:span text:style-name="Strong_20_Emphasis">Regras de negócio:</text:span> <text:span text:style-name="T19">Caso o aluno que se deseja visualizar seja o próprio usuário logado ou a escola para a qual aquele foi atribuído pelo sistema, todos os dados do mesmo são exibidos. Do contrário, apenas os dados públicos (nome) serão exibidos.</text:span></text:p>
      <text:p text:style-name="P49"><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49"><text:span text:style-name="Strong_20_Emphasis">Entradas e pré-condições:</text:span> <text:span text:style-name="T19">deve receber como entrada o aluno que se deseja visualizar.</text:span></text:p>
      <text:p text:style-name="P49"><text:span text:style-name="Strong_20_Emphasis">Saídas e pós-condição:</text:span><text:span text:style-name="T13"> o usuário visualiza os dados do aluno desejado.</text:span></text:p>
      <text:list xml:id="list203045334350328" text:continue-numbering="true" text:style-name="L3">
        <text:list-item>
          <text:list>
            <text:list-item>
              <text:list>
                <text:list-item>
                  <text:h text:style-name="P24" text:outline-level="3"><text:bookmark-start text:name="__RefHeading__1197_1227606471"/>Visualizar escola<text:bookmark-end text:name="__RefHeading__1197_1227606471"/></text:h>
                </text:list-item>
              </text:list>
            </text:list-item>
          </text:list>
        </text:list-item>
      </text:list>
      <text:p text:style-name="P49"><text:span text:style-name="Strong_20_Emphasis">Nome do caso de uso:</text:span> <text:span text:style-name="T19">Visualizar escola</text:span></text:p>
      <text:p text:style-name="P49"><text:span text:style-name="Strong_20_Emphasis">Descrição do caso de uso:</text:span> <text:span text:style-name="T19">Este caso de uso permite que o usuário visualize os dados de uma determinada escola.</text:span></text:p>
      <text:p text:style-name="P49"><text:span text:style-name="Strong_20_Emphasis">Atores:</text:span> <text:span text:style-name="T19">Usuário</text:span></text:p>
      <text:p text:style-name="P51"><text:span text:style-name="Strong_20_Emphasis">Regras de negócio:</text:span> <text:span text:style-name="T19">Caso a escola que se deseja visualizar seja o próprio usuário logado, todos os dados da mesma são exibidos. Caso a escola que se deseja visualizar seja aquela para a qual o aluno atualmente logado foi atribuído pelo sistema, todos os dados de comunicação (nome, endereços de contato e descrição da escola) são exibidos. Nos demais casos, exibe-se apenas os dados públicos da escola (nome, descrição e número de vagas).</text:span></text:p>
      <text:p text:style-name="P49"><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49"><text:span text:style-name="Strong_20_Emphasis">Entradas e pré-condições:</text:span> <text:span text:style-name="T20">deve receber como entrada a escola que se deseja visualizar.</text:span></text:p>
      <text:p text:style-name="P49"><text:span text:style-name="Strong_20_Emphasis">Saídas e pós-condição:</text:span><text:span text:style-name="T13"> o usuário visualiza os dados da escola desejada.</text:span></text:p>
      <text:list xml:id="list203045390985775" text:continue-numbering="true" text:style-name="L3">
        <text:list-item>
          <text:list>
            <text:list-item>
              <text:list>
                <text:list-item>
                  <text:h text:style-name="P25" text:outline-level="3"><text:bookmark-start text:name="__RefHeading__1199_1227606471"/>Visualizar administrador<text:bookmark-end text:name="__RefHeading__1199_1227606471"/></text:h>
                </text:list-item>
              </text:list>
            </text:list-item>
          </text:list>
        </text:list-item>
      </text:list>
      <text:p text:style-name="P49"><text:span text:style-name="Strong_20_Emphasis">Nome do caso de uso:</text:span> <text:span text:style-name="T21">Visualizar administrador</text:span></text:p>
      <text:p text:style-name="P49"><text:span text:style-name="Strong_20_Emphasis">Descrição do caso de uso:</text:span> <text:span text:style-name="T21">Este caso de uso permite a um administrador visualizar os dados de um determinado administrador.</text:span></text:p>
      <text:p text:style-name="P49"><text:span text:style-name="Strong_20_Emphasis">Atores:</text:span> <text:span text:style-name="T21">Administrador</text:span></text:p>
      <text:p text:style-name="P49"><text:span text:style-name="Strong_20_Emphasis">Regras de negócio:</text:span> </text:p>
      <text:p text:style-name="P49"><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49"><text:span text:style-name="Strong_20_Emphasis">Entradas e pré-condições:</text:span> <text:span text:style-name="T21">deve receber como entrada o administrador que se deseja visualizar.</text:span></text:p>
      <text:p text:style-name="P49"><text:span text:style-name="Strong_20_Emphasis">Saídas e pós-condição:</text:span><text:span text:style-name="T13"> o administrador visualiza os dados do administrador desejado.</text:span></text:p>
      <text:h text:style-name="Heading_20_2" text:outline-level="2"><text:bookmark-start text:name="__RefHeading__1302_1227606471"/>Seleção<text:bookmark-end text:name="__RefHeading__1302_1227606471"/></text:h>
      <text:list xml:id="list203045645350140" text:continue-numbering="true" text:style-name="L3">
        <text:list-item>
          <text:list>
            <text:list-item>
              <text:list>
                <text:list-item>
                  <text:h text:style-name="P26" text:outline-level="3"><text:bookmark-start text:name="__RefHeading__868_213805062019"/>Definir preferência de escola<text:bookmark-end text:name="__RefHeading__868_213805062019"/></text:h>
                </text:list-item>
              </text:list>
            </text:list-item>
          </text:list>
        </text:list-item>
      </text:list>
      <text:p text:style-name="Text_20_body"><text:span text:style-name="Strong_20_Emphasis">Nome do caso de uso:</text:span> <text:span text:style-name="T22">Definir preferência de escola</text:span></text:p>
      <text:p text:style-name="Text_20_body"><text:soft-page-break/><text:span text:style-name="Strong_20_Emphasis">Descrição do caso de uso:</text:span> <text:span text:style-name="T22">Este caso de uso permite ao aluno ranquear as escolas cadastradas no sistema conforme às suas preferências.</text:span></text:p>
      <text:p text:style-name="Text_20_body"><text:span text:style-name="Strong_20_Emphasis">Atores:</text:span> <text:span text:style-name="T22">Aluno</text:span></text:p>
      <text:p text:style-name="Text_20_body"><text:span text:style-name="Strong_20_Emphasis">Regras de negócio:</text:span> </text:p>
      <text:p text:style-name="P44"><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Text_20_body"><text:span text:style-name="Strong_20_Emphasis">Entradas e pré-condições:</text:span> <text:span text:style-name="T22">deve receber como entrada o aluno atualmente logado e a preferência deste quanto a ordem de escolas na qual ele desejaria se matricular.</text:span></text:p>
      <text:p text:style-name="Text_20_body"><text:span text:style-name="Strong_20_Emphasis">Saídas e pós-condição:</text:span><text:span text:style-name="T13"> o sistema tem armazenado a ordem de preferência de escolas para aquele aluno específico.</text:span></text:p>
      <text:h text:style-name="P12" text:outline-level="2"><text:bookmark-start text:name="__RefHeading__1304_1227606471"/>Gerenciamento<text:bookmark-end text:name="__RefHeading__1304_1227606471"/></text:h>
      <text:list xml:id="list203044796530130" text:continue-numbering="true" text:style-name="L3">
        <text:list-item>
          <text:list>
            <text:list-item>
              <text:list>
                <text:list-item>
                  <text:h text:style-name="P27" text:outline-level="3"><text:bookmark-start text:name="__RefHeading__1199_122760647143"/>Inicializar fase de inscrições<text:bookmark-end text:name="__RefHeading__1199_122760647143"/></text:h>
                </text:list-item>
              </text:list>
            </text:list-item>
          </text:list>
        </text:list-item>
      </text:list>
      <text:p text:style-name="P52"><text:span text:style-name="Strong_20_Emphasis">Nome do caso de uso:</text:span> <text:span text:style-name="T23">Inicializar fase de inscrições</text:span></text:p>
      <text:p text:style-name="P52"><text:span text:style-name="Strong_20_Emphasis">Descrição do caso de uso:</text:span> <text:span text:style-name="T21">Este caso de uso permite a um administrador inicializar a fase de inscrições, limpando todos os dados de alunos e escolas anteriormente presentes no sistema.</text:span></text:p>
      <text:p text:style-name="P52"><text:span text:style-name="Strong_20_Emphasis">Atores:</text:span> <text:span text:style-name="T21">Administrador</text:span></text:p>
      <text:p text:style-name="P52"><text:span text:style-name="Strong_20_Emphasis">Regras de negócio:</text:span> </text:p>
      <text:p text:style-name="P52"><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52"><text:span text:style-name="Strong_20_Emphasis">Entradas e pré-condições:</text:span> <text:span text:style-name="T24">não tem.</text:span></text:p>
      <text:p text:style-name="P52"><text:span text:style-name="Strong_20_Emphasis">Saídas e pós-condição:</text:span><text:span text:style-name="T13"> o sistema está pronto para receber cadastro de novos alunos e escolas.</text:span></text:p>
      <text:list xml:id="list203045648387240" text:continue-numbering="true" text:style-name="L3">
        <text:list-item>
          <text:list>
            <text:list-item>
              <text:list>
                <text:list-item>
                  <text:h text:style-name="P28" text:outline-level="3"><text:bookmark-start text:name="__RefHeading__1199_122760647144"/>Abrir período de seleção<text:bookmark-end text:name="__RefHeading__1199_122760647144"/></text:h>
                </text:list-item>
              </text:list>
            </text:list-item>
          </text:list>
        </text:list-item>
      </text:list>
      <text:p text:style-name="P52"><text:span text:style-name="Strong_20_Emphasis">Nome do caso de uso:</text:span> <text:span text:style-name="T24">Abrir período de seleção</text:span></text:p>
      <text:p text:style-name="P52"><text:span text:style-name="Strong_20_Emphasis">Descrição do caso de uso:</text:span> <text:span text:style-name="T21">Este caso de uso permite a um administrador finalizar o período de inscrições e, simultaneamente, iniciar o período de seleção.</text:span></text:p>
      <text:p text:style-name="P52"><text:span text:style-name="Strong_20_Emphasis">Atores:</text:span> <text:span text:style-name="T21">Administrador</text:span></text:p>
      <text:p text:style-name="P52"><text:span text:style-name="Strong_20_Emphasis">Regras de negócio:</text:span> </text:p>
      <text:p text:style-name="P52"><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52"><text:span text:style-name="Strong_20_Emphasis">Entradas e pré-condições:</text:span> <text:span text:style-name="T24">o sistema deve possuir ao menos uma escola e um aluno cadastrados.</text:span></text:p>
      <text:p text:style-name="P52"><text:span text:style-name="Strong_20_Emphasis">Saídas e pós-condição:</text:span><text:span text:style-name="T13"> o sistema está na fase de seleção.</text:span></text:p>
      <text:list xml:id="list203044826364428" text:continue-numbering="true" text:style-name="L3">
        <text:list-item>
          <text:list>
            <text:list-item>
              <text:list>
                <text:list-item>
                  <text:h text:style-name="P28" text:outline-level="3"><text:bookmark-start text:name="__RefHeading__1199_122760647145"/>Distribuir alunos<text:bookmark-end text:name="__RefHeading__1199_122760647145"/></text:h>
                </text:list-item>
              </text:list>
            </text:list-item>
          </text:list>
        </text:list-item>
      </text:list>
      <text:p text:style-name="P52"><text:span text:style-name="Strong_20_Emphasis">Nome do caso de uso:</text:span> <text:span text:style-name="T24">Distribuir alunos</text:span></text:p>
      <text:p text:style-name="P52"><text:soft-page-break/><text:span text:style-name="Strong_20_Emphasis">Descrição do caso de uso:</text:span> <text:span text:style-name="T21">Este caso de uso permite a um administrador finalizar o período de seleção e inicializar o processo de atribuição de alunos a escolas.</text:span></text:p>
      <text:p text:style-name="P52"><text:span text:style-name="Strong_20_Emphasis">Atores:</text:span> <text:span text:style-name="T21">Administrador</text:span></text:p>
      <text:p text:style-name="P52"><text:span text:style-name="Strong_20_Emphasis">Regras de negócio:</text:span> <text:span text:style-name="T24">o sistema ordena os alunos conforme os critérios de seleção das diversas escolas.</text:span></text:p>
      <text:p text:style-name="P52"><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p text:style-name="P52"><text:span text:style-name="Strong_20_Emphasis">Entradas e pré-condições:</text:span> <text:span text:style-name="T24">deve receber como entrada as ordens de preferência de alunos e escolas.</text:span></text:p>
      <text:p text:style-name="P52"><text:span text:style-name="Strong_20_Emphasis">Saídas e pós-condição:</text:span><text:span text:style-name="T13"> o mapeamento escola-alunos conforme os critérios dados.</text:span></text:p>
      <text:h text:style-name="P16" text:outline-level="1"><text:bookmark-start text:name="__RefHeading__870_543992695"/><text:bookmark-start text:name="__RefHeading__870_2138050620"/>Requisitos não-funcionais<text:bookmark-end text:name="__RefHeading__870_543992695"/><text:bookmark-end text:name="__RefHeading__870_2138050620"/></text:h>
      <text:p text:style-name="Text_20_body"/>
      <text:list xml:id="list8763476218731738849" text:style-name="L4">
        <text:list-item>
          <text:h text:style-name="P30" text:outline-level="3"><text:bookmark-start text:name="__RefHeading__894_2138050620"/>Usabilidade<text:bookmark-end text:name="__RefHeading__894_2138050620"/></text:h>
        </text:list-item>
      </text:list>
      <text:p text:style-name="P53">O sistema preza pela intuitividade do uso: quaisquer formulários presentes devem possuir sistema de dicas quanto ao seu preenchimento; as listas de preferência devem, preferivelmente, possuir um meio de reordená-las por meio de “<text:span text:style-name="Emphasis">drag-and-drop</text:span>”.</text:p>
      <text:p text:style-name="P54"><text:span text:style-name="Strong_20_Emphasis">Prioridade:</text:span><text:span text:style-name="T13"><text:tab/></text:span><text:span text:style-name="T3"></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list xml:id="list5140950381661808580" text:style-name="L5">
        <text:list-item>
          <text:h text:style-name="P31" text:outline-level="3"><text:bookmark-start text:name="__RefHeading__910_2138050620"/>Desempenho<text:bookmark-end text:name="__RefHeading__910_2138050620"/></text:h>
        </text:list-item>
      </text:list>
      <text:p text:style-name="P53">Não é essencial ao funcionamento do sistema, porém é importante que o mesmo não passe mais de 5 segundos sem dar algum tipo de resposta ao usuário.</text:p>
      <text:p text:style-name="P54"><text:span text:style-name="Strong_20_Emphasis">Prioridade:</text:span><text:span text:style-name="T13"><text:tab/></text:span><text:span text:style-name="T4"></text:span><text:span text:style-name="T5"> </text:span><text:span text:style-name="T6">Essencial<text:tab/><text:tab/></text:span><text:span text:style-name="T4"></text:span><text:span text:style-name="T5"> </text:span><text:span text:style-name="T6">Importante<text:tab/><text:tab/></text:span><text:span text:style-name="T3"></text:span><text:span text:style-name="T5"> </text:span><text:span text:style-name="T6">Desejável</text:span></text:p>
      <text:list xml:id="list203045443587468" text:continue-numbering="true" text:style-name="L5">
        <text:list-item>
          <text:h text:style-name="P32" text:outline-level="3"><text:bookmark-start text:name="__RefHeading__912_2138050620"/>Segurança<text:bookmark-end text:name="__RefHeading__912_2138050620"/></text:h>
        </text:list-item>
      </text:list>
      <text:p text:style-name="P55">O sistema não deve permitir o acesso não autorizado ao mesmo. Além disso, os dados dos usuários só devem ser liberados àqueles que a eles devam ter acesso.</text:p>
      <text:p text:style-name="P45"><text:span text:style-name="Strong_20_Emphasis">Prioridade:</text:span><text:span text:style-name="T13"><text:tab/></text:span><text:span text:style-name="T3"></text:span><text:span text:style-name="T5"> </text:span><text:span text:style-name="T6">Essencial<text:tab/><text:tab/></text:span><text:span text:style-name="T3"></text:span><text:span text:style-name="T5"> </text:span><text:span text:style-name="T6">Importante<text:tab/><text:tab/></text:span><text:span text:style-name="T3"></text:span><text:span text:style-name="T5"> </text:span><text:span text:style-name="T6">Desejável</text:span></text:p>
      <text:list xml:id="list203045584802188" text:continue-numbering="true" text:style-name="L5">
        <text:list-item>
          <text:h text:style-name="P32" text:outline-level="3"><text:bookmark-start text:name="__RefHeading__914_2138050620"/>Requisitos de hardware e software<text:bookmark-end text:name="__RefHeading__914_2138050620"/></text:h>
        </text:list-item>
      </text:list>
      <text:p text:style-name="P56"><text:span text:style-name="T25">O sistema deve ser capaz de rodar em qualquer máquina cliente que suporte HTML e que tenha uma conexão à Internet. No lado servidor, o uso da linguagem Java permite não especificar qual será o sistema operacional nem o hardware específico da máquina servidora. No entanto, esta deverá se comunicar com um SGBD.</text:span></text:p>
      <text:h text:style-name="P17" text:outline-level="1"><text:bookmark-start text:name="__RefHeading__872_2138050620"/>Referências<text:bookmark-end text:name="__RefHeading__872_2138050620"/></text:h>
      <text:section text:style-name="Sect1" text:name="ADDIN Mendeley Bibliography CSL_BIBLIOGRAPHY  RNDeDqrnSpjia">
        <text:p text:style-name="P36">Gale, D., &amp; Shapley, L. (1962). College Admissions and the Stabilty of Marriage. <text:span text:style-name="T9">The American Mathematical Monthly</text:span>, <text:span text:style-name="T9">69</text:span>(1), 9–15. https://doi.org/10.2307/2312726</text:p>
        <text:p text:style-name="P34"/>
      </text:section>
      <text:h text:style-name="P17" text:outline-level="1"><text:bookmark-start text:name="__RefHeading__874_2138050620"/>Apêndice<text:bookmark-end text:name="__RefHeading__874_2138050620"/></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end" style:justify-single-word="false" style:shadow="none"/>
      <style:text-properties style:font-name="Arial1" fo:font-family="Arial" style:font-style-name="Negrito"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end" style:justify-single-word="false"/>
      <style:text-properties style:font-name="Arial2" fo:font-family="Arial" style:font-style-name="Regular" style:font-family-generic="swiss" style:font-pitch="variable" fo:font-size="14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in" draw:fill-image-height="0in"/>
      <style:paragraph-properties fo:margin-top="0.1665in" fo:margin-bottom="0.0835in" loext:contextual-spacing="false" style:page-number="auto" fo:padding="0.0201in" fo:border="0.99pt solid #000000" style:shadow="none" text:number-lines="false" text:line-number="0">
        <style:tab-stops/>
      </style:paragraph-properties>
      <style:text-properties style:font-name="Arial1" fo:font-family="Arial" style:font-style-name="Negrito"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3in" fo:margin-right="0in" fo:margin-top="0.139in" fo:margin-bottom="0.0835in" loext:contextual-spacing="false" fo:text-indent="-0.3in" style:auto-text-indent="false">
        <style:tab-stops/>
      </style:paragraph-properties>
      <style:text-properties style:font-name="Arial1" fo:font-family="Arial" style:font-style-name="Negrito"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Arial1" fo:font-family="Arial" style:font-style-name="Negrito" style:font-family-generic="swiss" style:font-pitch="variable"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F" style:family="paragraph" style:parent-style-name="Heading" style:next-style-name="Text_20_body" style:default-outline-level="3" style:list-style-name="">
      <style:paragraph-properties fo:padding="0.0201in" fo:border="0.99pt solid #000000" style:shadow="none"/>
      <style:text-properties fo:font-weight="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RNF" style:family="paragraph" style:parent-style-name="Heading" style:next-style-name="Text_20_body" style:default-outline-level="3" style:list-style-name="">
      <style:paragraph-properties fo:text-align="start" style:justify-single-word="false" fo:padding="0.0201in" fo:border="0.99pt solid #000000" style:shadow="non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1.6118in" fo:margin-right="0.0126in" fo:margin-top="0.0091in" fo:margin-bottom="0in" loext:contextual-spacing="false" fo:text-align="end" style:justify-single-word="false" fo:text-indent="0.3929in" style:auto-text-indent="false"/>
      <style:text-properties fo:color="#00000a" style:font-name="Arial" fo:font-size="10pt" fo:language="pt" fo:country="BR" officeooo:paragraph-rsid="00095f75" style:font-size-asian="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Grupo: Arnaldo Carneiro &amp; Tássio Ricardo</text:p>
        <text:p text:style-name="MP1">Curso: TADS</text:p>
        <text:p text:style-name="MP1">Disciplina: Projetos de Desenvolvimento de Sistema Corporativo</text:p>
        <text:p text:style-name="MP1">Professora: Lizianne P. Marques Sou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5:28:51.755000000</meta:creation-date>
    <dc:date>2017-09-10T20:30:43.492000000</dc:date>
    <meta:editing-duration>PT3H40M47S</meta:editing-duration>
    <meta:editing-cycles>45</meta:editing-cycles>
    <meta:generator>LibreOffice/4.4.1.2$Windows_x86 LibreOffice_project/45e2de17089c24a1fa810c8f975a7171ba4cd432</meta:generator>
    <meta:document-statistic meta:table-count="1" meta:image-count="0" meta:object-count="0" meta:page-count="15" meta:paragraph-count="214" meta:word-count="2293" meta:character-count="14701" meta:non-whitespace-character-count="12582"/>
    <meta:user-defined meta:name="Mendeley Citation Style_1">http://www.zotero.org/styles/apa</meta:user-defined>
    <meta:user-defined meta:name="Mendeley Document_1">True</meta:user-defined>
    <meta:user-defined meta:name="Mendeley Unique User Id_1">aa2b740d-4d66-34e9-baf9-2e63555d2eda</meta:user-defined>
  </office:meta>
</office:document-meta>
</file>